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O-normal">
      <style:paragraph-properties fo:text-align="center" style:justify-single-word="false"/>
      <style:text-properties style:font-name="Times New Roman" fo:font-size="14pt" officeooo:paragraph-rsid="000e1e55" style:font-name-asian="Times New Roman1" style:font-size-asian="14pt" style:font-name-complex="Times New Roman1" style:font-size-complex="14pt"/>
    </style:style>
    <style:style style:name="P3" style:family="paragraph" style:parent-style-name="LO-normal">
      <style:paragraph-properties fo:text-align="center" style:justify-single-word="false"/>
      <style:text-properties style:font-name="Times New Roman" fo:font-size="14pt" officeooo:paragraph-rsid="001509ac" style:font-name-asian="Times New Roman1" style:font-size-asian="14pt" style:font-name-complex="Times New Roman1" style:font-size-complex="14pt"/>
    </style:style>
    <style:style style:name="P4" style:family="paragraph" style:parent-style-name="LO-normal">
      <style:paragraph-properties fo:text-align="end" style:justify-single-word="false"/>
      <style:text-properties style:font-name="Times New Roman" fo:font-size="14pt" officeooo:rsid="000e1e55" officeooo:paragraph-rsid="000e1e55" style:font-name-asian="Times New Roman1" style:font-size-asian="14pt" style:font-name-complex="Times New Roman1" style:font-size-complex="14pt"/>
    </style:style>
    <style:style style:name="P5" style:family="paragraph" style:parent-style-name="LO-normal">
      <style:paragraph-properties fo:text-align="start" style:justify-single-word="false"/>
      <style:text-properties style:font-name="Times New Roman" fo:font-size="14pt" officeooo:rsid="000e1e55" officeooo:paragraph-rsid="000e1e55" style:font-name-asian="Times New Roman1" style:font-size-asian="14pt" style:font-name-complex="Times New Roman1" style:font-size-complex="14pt"/>
    </style:style>
    <style:style style:name="P6" style:family="paragraph" style:parent-style-name="LO-normal">
      <style:paragraph-properties fo:text-align="start" style:justify-single-word="false"/>
      <style:text-properties style:font-name="Times New Roman" fo:font-size="14pt" officeooo:paragraph-rsid="000e1e55" style:font-name-asian="Times New Roman1" style:font-size-asian="14pt" style:font-name-complex="Times New Roman1" style:font-size-complex="14pt"/>
    </style:style>
    <style:style style:name="P7" style:family="paragraph" style:parent-style-name="LO-normal">
      <style:paragraph-properties fo:text-align="start" style:justify-single-word="false"/>
      <style:text-properties style:font-name="Times New Roman" fo:font-size="14pt" officeooo:paragraph-rsid="001581c7" style:font-name-asian="Times New Roman1" style:font-size-asian="14pt" style:font-name-complex="Times New Roman1" style:font-size-complex="14pt"/>
    </style:style>
    <style:style style:name="P8" style:family="paragraph" style:parent-style-name="LO-normal">
      <style:paragraph-properties fo:text-align="start" style:justify-single-word="false"/>
      <style:text-properties style:font-name="Times New Roman" fo:font-size="14pt" officeooo:rsid="001581c7" officeooo:paragraph-rsid="000e1e55" style:font-name-asian="Times New Roman1" style:font-size-asian="14pt" style:font-name-complex="Times New Roman1" style:font-size-complex="14pt"/>
    </style:style>
    <style:style style:name="P9" style:family="paragraph" style:parent-style-name="LO-normal">
      <style:paragraph-properties fo:text-align="center" style:justify-single-word="false"/>
      <style:text-properties style:font-name="Times New Roman" officeooo:paragraph-rsid="0011edac"/>
    </style:style>
    <style:style style:name="P10" style:family="paragraph" style:parent-style-name="LO-normal">
      <style:paragraph-properties fo:text-align="center" style:justify-single-word="false"/>
      <style:text-properties officeooo:paragraph-rsid="0018fee2"/>
    </style:style>
    <style:style style:name="P11" style:family="paragraph" style:parent-style-name="LO-normal">
      <style:paragraph-properties fo:text-align="center" style:justify-single-word="false"/>
      <style:text-properties officeooo:paragraph-rsid="001c2d7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paragraph-rsid="002e04fd"/>
    </style:style>
    <style:style style:name="P16" style:family="paragraph" style:parent-style-name="Standard">
      <loext:graphic-properties draw:fill="solid" draw:fill-color="#ffffff"/>
      <style:paragraph-properties style:line-height-at-least="0.503cm" fo:text-align="justify" style:justify-single-word="false" fo:background-color="#ffffff"/>
      <style:text-properties officeooo:paragraph-rsid="00279e32"/>
    </style:style>
    <style:style style:name="P17" style:family="paragraph" style:parent-style-name="Standard">
      <loext:graphic-properties draw:fill="solid" draw:fill-color="#ffffff"/>
      <style:paragraph-properties style:line-height-at-least="0.503cm" fo:text-align="justify" style:justify-single-word="false" fo:background-color="#ffffff"/>
      <style:text-properties officeooo:paragraph-rsid="0027480e"/>
    </style:style>
    <style:style style:name="P18" style:family="paragraph" style:parent-style-name="Heading_20_1" style:master-page-name="Converted2">
      <style:paragraph-properties style:page-number="auto"/>
    </style:style>
    <style:style style:name="P19" style:family="paragraph" style:parent-style-name="Heading_20_1">
      <style:paragraph-properties fo:text-align="center" style:justify-single-word="false" fo:break-before="page"/>
      <style:text-properties officeooo:rsid="003407cb"/>
    </style:style>
    <style:style style:name="P20" style:family="paragraph" style:parent-style-name="Contents_20_Heading" style:master-page-name="Converted2">
      <style:paragraph-properties style:page-number="auto"/>
    </style:style>
    <style:style style:name="P21" style:family="paragraph" style:parent-style-name="Heading_20_2">
      <style:text-properties officeooo:paragraph-rsid="0044d2c7"/>
    </style:style>
    <style:style style:name="P22" style:family="paragraph" style:parent-style-name="Heading_20_2">
      <style:text-properties officeooo:paragraph-rsid="00452e41"/>
    </style:style>
    <style:style style:name="P23" style:family="paragraph" style:parent-style-name="Heading_20_2">
      <style:text-properties officeooo:paragraph-rsid="00460b61"/>
    </style:style>
    <style:style style:name="P24" style:family="paragraph" style:parent-style-name="Heading_20_2">
      <style:text-properties officeooo:paragraph-rsid="00473e42"/>
    </style:style>
    <style:style style:name="P25" style:family="paragraph" style:parent-style-name="LO-normal" style:master-page-name="First_20_Page">
      <style:paragraph-properties fo:text-align="center" style:justify-single-word="false" style:page-number="1"/>
      <style:text-properties officeooo:paragraph-rsid="001509ac"/>
    </style:style>
    <style:style style:name="P26" style:family="paragraph" style:parent-style-name="LO-normal">
      <style:paragraph-properties fo:text-align="center" style:justify-single-word="false"/>
      <style:text-properties style:font-name="Times New Roman" fo:font-size="14pt" officeooo:rsid="000e1e55" officeooo:paragraph-rsid="001c2d7e" style:font-name-asian="Times New Roman1" style:font-size-asian="14pt" style:font-name-complex="Times New Roman1" style:font-size-complex="14pt"/>
    </style:style>
    <style:style style:name="P27" style:family="paragraph" style:parent-style-name="LO-normal" style:list-style-name="WWNum2">
      <style:text-properties officeooo:paragraph-rsid="00372ff0"/>
    </style:style>
    <style:style style:name="P28" style:family="paragraph" style:parent-style-name="Standard" style:list-style-name="L1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officeooo:paragraph-rsid="003e8e64"/>
    </style:style>
    <style:style style:name="P29" style:family="paragraph" style:parent-style-name="Standard" style:list-style-name="L2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officeooo:paragraph-rsid="003f9e0f"/>
    </style:style>
    <style:style style:name="P30" style:family="paragraph" style:parent-style-name="Standard" style:list-style-name="L2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officeooo:paragraph-rsid="00412333"/>
    </style:style>
    <style:style style:name="P31" style:family="paragraph" style:parent-style-name="Standard" style:list-style-name="L3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officeooo:paragraph-rsid="0042b003"/>
    </style:style>
    <style:style style:name="P32" style:family="paragraph" style:parent-style-name="Standard" style:list-style-name="L3">
      <loext:graphic-properties draw:fill="solid" draw:fill-color="#ffffff"/>
      <style:paragraph-properties style:line-height-at-least="0.503cm" fo:background-color="#ffffff"/>
      <style:text-properties officeooo:paragraph-rsid="0042b003"/>
    </style:style>
    <style:style style:name="P33" style:family="paragraph" style:parent-style-name="Standard" style:list-style-name="L4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officeooo:paragraph-rsid="0042b003"/>
    </style:style>
    <style:style style:name="P34" style:family="paragraph" style:parent-style-name="Standard" style:list-style-name="L1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style:font-name="Times New Roman" fo:font-size="14pt" officeooo:rsid="003e8e64" officeooo:paragraph-rsid="003e8e64" style:font-name-asian="Times New Roman1" style:font-size-asian="14pt" style:language-asian="ru" style:country-asian="RU" style:font-name-complex="Times New Roman1" style:font-size-complex="14pt"/>
    </style:style>
    <style:style style:name="P35" style:family="paragraph" style:parent-style-name="Standard">
      <loext:graphic-properties draw:fill="solid" draw:fill-color="#ffffff"/>
      <style:paragraph-properties style:line-height-at-least="0.503cm" fo:background-color="#ffffff"/>
      <style:text-properties style:font-name="Times New Roman" fo:font-size="14pt" officeooo:rsid="00412333" officeooo:paragraph-rsid="00412333" style:font-name-asian="Times New Roman1" style:font-size-asian="14pt" style:language-asian="ru" style:country-asian="RU" style:font-name-complex="Times New Roman1" style:font-size-complex="14pt"/>
    </style:style>
    <style:style style:name="P36" style:family="paragraph" style:parent-style-name="Standard">
      <loext:graphic-properties draw:fill="solid" draw:fill-color="#ffffff"/>
      <style:paragraph-properties style:line-height-at-least="0.503cm" fo:text-align="justify" style:justify-single-word="false" fo:background-color="#ffffff"/>
      <style:text-properties style:font-name="Times New Roman" fo:font-size="14pt" officeooo:rsid="003f9e0f" officeooo:paragraph-rsid="0042b345" style:font-name-asian="Times New Roman1" style:font-size-asian="14pt" style:language-asian="ru" style:country-asian="RU" style:font-name-complex="Times New Roman1" style:font-size-complex="14pt"/>
    </style:style>
    <style:style style:name="P37" style:family="paragraph" style:parent-style-name="Standard">
      <loext:graphic-properties draw:fill="solid" draw:fill-color="#ffffff"/>
      <style:paragraph-properties style:line-height-at-least="0.503cm" fo:text-align="justify" style:justify-single-word="false" fo:background-color="#ffffff"/>
      <style:text-properties style:font-name="Times New Roman" fo:font-size="14pt" officeooo:rsid="0042b003" officeooo:paragraph-rsid="0042b003" style:font-name-asian="Times New Roman1" style:font-size-asian="14pt" style:language-asian="ru" style:country-asian="RU" style:font-name-complex="Times New Roman1" style:font-size-complex="14pt"/>
    </style:style>
    <style:style style:name="P38" style:family="paragraph" style:parent-style-name="Standard" style:list-style-name="L4">
      <loext:graphic-properties draw:fill="solid" draw:fill-color="#ffffff"/>
      <style:paragraph-properties style:line-height-at-least="0.503cm" fo:background-color="#ffffff"/>
      <style:text-properties style:font-name="Times New Roman" fo:font-size="14pt" officeooo:paragraph-rsid="0042b003" style:font-name-asian="Times New Roman1" style:font-size-asian="14pt" style:language-asian="ru" style:country-asian="RU" style:font-name-complex="Times New Roman1" style:font-size-complex="14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4pt" officeooo:paragraph-rsid="001fb8f9" style:font-name-asian="Times New Roman1" style:font-size-asian="14pt" style:font-name-complex="Times New Roman1" style:font-size-complex="14pt"/>
    </style:style>
    <style:style style:name="P40" style:family="paragraph" style:parent-style-name="Standard">
      <style:text-properties fo:font-size="14pt" style:font-name-asian="Times New Roman1" style:font-size-asian="14pt" style:font-name-complex="Times New Roman1" style:font-size-complex="14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4pt" officeooo:paragraph-rsid="002e04fd" style:font-name-asian="Times New Roman1" style:font-size-asian="14pt" style:font-name-complex="Times New Roman1" style:font-size-complex="14pt"/>
    </style:style>
    <style:style style:name="P42" style:family="paragraph" style:parent-style-name="Text_20_body" style:list-style-name="L5"/>
    <style:style style:name="P43" style:family="paragraph" style:parent-style-name="Text_20_body">
      <style:text-properties officeooo:paragraph-rsid="0044d2c7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8fee2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c2d7e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ecd53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officeooo:rsid="0023617d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officeooo:rsid="003e8e64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officeooo:rsid="003f9e0f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officeooo:rsid="00412333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officeooo:rsid="0042b003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officeooo:rsid="0044d2c7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officeooo:rsid="00452e41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officeooo:rsid="00460b61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 Roman" fo:font-size="14pt" fo:language="en" fo:country="US" officeooo:rsid="003e8e64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style:font-name="Times New Roman" fo:font-size="14pt" fo:language="en" fo:country="US" officeooo:rsid="003f9e0f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fo:font-size="14pt" fo:language="en" fo:country="US" officeooo:rsid="00412333" style:font-name-asian="Times New Roman1" style:font-size-asian="14pt" style:language-asian="ru" style:country-asian="RU" style:font-name-complex="Times New Roman1" style:font-size-complex="14pt"/>
    </style:style>
    <style:style style:name="T1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0" style:family="text">
      <style:text-properties style:font-name="Times New Roman" fo:font-size="14pt" fo:language="en" fo:country="US" fo:font-weight="normal" officeooo:rsid="0041233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style:font-size-asian="14pt" style:font-name-complex="Times New Roman1" style:font-size-complex="14pt"/>
    </style:style>
    <style:style style:name="T22" style:family="text">
      <style:text-properties style:font-name="Times New Roman" fo:font-size="14pt" officeooo:rsid="003f9e0f" style:font-size-asian="14pt" style:font-name-complex="Times New Roman1" style:font-size-complex="14pt"/>
    </style:style>
    <style:style style:name="T23" style:family="text">
      <style:text-properties style:font-name="Times New Roman" fo:font-size="14pt" fo:font-weight="normal" officeooo:rsid="0041233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4" style:family="text">
      <style:text-properties officeooo:rsid="001581c7"/>
    </style:style>
    <style:style style:name="T25" style:family="text">
      <style:text-properties officeooo:rsid="000e1e55"/>
    </style:style>
    <style:style style:name="T26" style:family="text">
      <style:text-properties officeooo:rsid="001f9aaf"/>
    </style:style>
    <style:style style:name="T27" style:family="text">
      <style:text-properties fo:font-size="14pt" style:font-name-asian="Times New Roman1" style:font-size-asian="14pt" style:font-name-complex="Times New Roman1" style:font-size-complex="14pt"/>
    </style:style>
    <style:style style:name="T28" style:family="text">
      <style:text-properties fo:font-size="14pt" officeooo:rsid="0011edac" style:font-name-asian="Times New Roman1" style:font-size-asian="14pt" style:font-name-complex="Times New Roman1" style:font-size-complex="14pt"/>
    </style:style>
    <style:style style:name="T29" style:family="text">
      <style:text-properties fo:font-size="14pt" officeooo:rsid="0016d911" style:font-name-asian="Times New Roman1" style:font-size-asian="14pt" style:font-name-complex="Times New Roman1" style:font-size-complex="14pt"/>
    </style:style>
    <style:style style:name="T30" style:family="text">
      <style:text-properties fo:font-size="14pt" officeooo:rsid="0044d2c7" style:font-name-asian="Times New Roman1" style:font-size-asian="14pt" style:font-name-complex="Times New Roman1" style:font-size-complex="14pt"/>
    </style:style>
    <style:style style:name="T31" style:family="text">
      <style:text-properties officeooo:rsid="001fea18"/>
    </style:style>
    <style:style style:name="T32" style:family="text">
      <style:text-properties officeooo:rsid="002b8bcc"/>
    </style:style>
    <style:style style:name="T33" style:family="text">
      <style:text-properties officeooo:rsid="002e04fd"/>
    </style:style>
    <style:style style:name="T34" style:family="text">
      <style:text-properties officeooo:rsid="003bcd8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4">Липецкий государственный технический университет</text:span><text:span text:style-name="T1"><text:line-break/>Факультет автоматизации и информатики<text:line-break/>Кафедра автоматизированных систем управления </text:span></text:p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1"><text:line-break/></text:span><text:span text:style-name="T4">ИДЗ</text:span></text:p>
      <text:p text:style-name="P11"><text:span text:style-name="T2">По дисциплине «</text:span><text:span text:style-name="T3">С</text:span><text:span text:style-name="T2">овременные платформы разработки </text:span></text:p>
      <text:p text:style-name="P11"><text:span text:style-name="T2">программного обеспечения»</text:span><text:span text:style-name="T1"><text:line-break/></text:span></text:p>
      <text:p text:style-name="P2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6"/>
      <text:p text:style-name="P7"><text:span text:style-name="T24">С</text:span>тудент<text:span text:style-name="T25">ы</text:span><text:span text:style-name="T24">:<text:tab/><text:tab/><text:tab/><text:tab/><text:tab/><text:tab/><text:tab/><text:tab/><text:tab/><text:tab/><text:tab/> </text:span>Камкин Илья</text:p>
      <text:p text:style-name="P4">Стебенев Павел</text:p>
      <text:p text:style-name="P4">Шишкина Алина</text:p>
      <text:p text:style-name="P4">Дадонов Александр</text:p>
      <text:p text:style-name="P4"/>
      <text:p text:style-name="P7"><text:span text:style-name="T24">Г</text:span>рупп<text:span text:style-name="T24">а:</text:span> <text:tab/><text:tab/><text:tab/><text:tab/><text:tab/><text:tab/><text:tab/><text:tab/><text:tab/><text:tab/><text:tab/> <text:s text:c="8"/>ПИ-21-1</text:p>
      <text:p text:style-name="P6"><text:span text:style-name="T24">Проверил</text:span>:<text:tab/><text:tab/><text:tab/><text:tab/><text:tab/><text:tab/><text:tab/><text:tab/><text:tab/><text:tab/> <text:s text:c="6"/><text:span text:style-name="T25">Генералов А. Н.</text:span></text:p>
      <text:p text:style-name="P5"/>
      <text:p text:style-name="P5"/>
      <text:p text:style-name="P5"/>
      <text:p text:style-name="P5"/>
      <text:p text:style-name="P9"><text:span text:style-name="T28">Липецк 2022</text:span><text:span text:style-name="T29">г.</text:span></text:p>
      <text:h text:style-name="Heading_20_1" text:outline-level="1"><text:bookmark-start text:name="__RefHeading___Toc895_1952563159"/><text:soft-page-break/><text:tab/><text:span text:style-name="T31">1. </text:span><text:span text:style-name="T26">Задание кафедры</text:span><text:bookmark-end text:name="__RefHeading___Toc895_1952563159"/></text:h>
      <text:p text:style-name="P16"><text:span text:style-name="T7"><text:tab/>1.1 </text:span><text:span text:style-name="T6">Описать функционал разрабатываемого продукта, при необходимости нарисовав формы с использованием произвольного инструмента wireframe.</text:span></text:p>
      <text:p text:style-name="P16"><text:span text:style-name="T6"><text:tab/></text:span><text:span text:style-name="T8">Задачи</text:span><text:span text:style-name="T7">:</text:span></text:p>
      <text:list text:style-name="L1">
        <text:list-item>
          <text:p text:style-name="P34">Проработать тему проекта (программного продукта), в котором пользователи взаимодействуют между собой тем или иным образом (произвольный пользователь видит результат работы другого произвольного пользователя);</text:p>
        </text:list-item>
        <text:list-item>
          <text:p text:style-name="P28"><text:span text:style-name="T7">Язык реализации должен быть объектно-ориентированным: </text:span><text:span text:style-name="T16">J</text:span><text:span text:style-name="T7">ava, C++, C#.</text:span></text:p>
        </text:list-item>
      </text:list>
      <text:p text:style-name="P17"><text:span text:style-name="T22"><text:tab/>1.2 </text:span><text:span text:style-name="T21">Проектирование </text:span><text:span text:style-name="T19">API</text:span><text:span text:style-name="T5"> разрабатываемого продукта, написание </text:span><text:span text:style-name="T15">unit</text:span><text:span text:style-name="T5">-тестов.</text:span></text:p>
      <text:p text:style-name="P17"><text:span text:style-name="T5"><text:tab/></text:span><text:span text:style-name="T8">Задачи:</text:span></text:p>
      <text:list text:style-name="L2">
        <text:list-item>
          <text:p text:style-name="P29"><text:span text:style-name="T8">Спроектировать </text:span><text:span text:style-name="T17">API</text:span><text:span text:style-name="T8"> разрабатываемого продукта;</text:span></text:p>
        </text:list-item>
        <text:list-item>
          <text:p text:style-name="P30"><text:span text:style-name="T8">Написать </text:span><text:span text:style-name="T17">unit</text:span><text:span text:style-name="T8">-тесты с покрытием не менее 80%</text:span><text:bookmark text:name="_GoBack3"/><text:span text:style-name="T8">. В отчет должны быть включены сигнатуры всех функций с подробным описанием, что они делают, а также реализованные </text:span><text:span text:style-name="T17">unit</text:span><text:span text:style-name="T8">-тесты без результатов их запуска.</text:span></text:p>
        </text:list-item>
      </text:list>
      <text:p text:style-name="P35"><text:tab/>1.3 Реализация тестов для разрабатываемого продукта.</text:p>
      <text:p text:style-name="P36"><text:tab/>Задачи:</text:p>
      <text:list text:style-name="L3">
        <text:list-item>
          <text:p text:style-name="P31"><text:span text:style-name="T9">Реализовать </text:span><text:span text:style-name="T18">unit</text:span><text:span text:style-name="T9">-тесты с покрытием кода не менее 80%</text:span><text:span text:style-name="T10">;</text:span></text:p>
        </text:list-item>
        <text:list-item>
          <text:p text:style-name="P32"><text:span text:style-name="T9">отчеты по результатам запуска всех </text:span><text:span text:style-name="T18">unit</text:span><text:span text:style-name="T9">-тестов;</text:span></text:p>
        </text:list-item>
        <text:list-item>
          <text:p text:style-name="P32"><text:span text:style-name="T9">отчеты статического анализатора кода (например </text:span><text:span text:style-name="T18">sonarqube</text:span><text:span text:style-name="T9">, </text:span><text:span text:style-name="T18">cppcheck</text:span><text:span text:style-name="T9">);</text:span></text:p>
        </text:list-item>
        <text:list-item>
          <text:p text:style-name="P32"><text:span text:style-name="T23">для </text:span><text:span text:style-name="T20">c</text:span><text:span text:style-name="T23">++ проектов</text:span><text:span text:style-name="T9"> отчеты по утечкам памяти (</text:span><text:span text:style-name="T18">valgrind</text:span><text:span text:style-name="T9">).</text:span></text:p>
        </text:list-item>
      </text:list>
      <text:p text:style-name="P37"><text:tab/>1.4 Реализация разрабатываемого продукта</text:p>
      <text:p text:style-name="P36"><text:tab/>Задачи:</text:p>
      <text:list text:style-name="L4">
        <text:list-item>
          <text:p text:style-name="P33"><text:span text:style-name="T5">Реализовать программный продукт на основе проекта </text:span><text:span text:style-name="T15">API</text:span><text:span text:style-name="T5"> из лабораторной работы №2 и тестов лабораторной работы №3;</text:span></text:p>
        </text:list-item>
        <text:list-item>
          <text:p text:style-name="P38">код и скриншоты рабочих экранов программного продукта;</text:p>
        </text:list-item>
        <text:list-item>
          <text:p text:style-name="P38">отчеты по результатам выполнения всех тестов.</text:p>
        </text:list-item>
      </text:list>
      <text:h text:style-name="P18" text:outline-level="1"><text:bookmark-start text:name="__RefHeading___Toc897_1952563159"/><text:tab/>2 Аннотация<text:bookmark-end text:name="__RefHeading___Toc897_1952563159"/></text:h>
      <text:p text:style-name="P39"><text:tab/>С. 15. Ил. 6. Прил. 1;<text:line-break/><text:tab/>В работе описывается векторный графический редактор для создания и редактирования инфологических схем. Данный редактор позволяет создавать схемы на основе различных элементов, которые можно добавлять на схему, удалять и перемещать. Созданную схему можно сохранить в файл, или загрузить ранее созданную схему. Так же есть возможность экспортировать схему в изображение (jpeg, png, bmp)</text:p>
      <text:p text:style-name="P3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0">Оглавление</text:p>
          </text:index-title>
          <text:p text:style-name="P12"><text:a xlink:type="simple" xlink:href="#__RefHeading___Toc895_1952563159" text:style-name="Index_20_Link" text:visited-style-name="Index_20_Link"><text:s/>1. Задание кафедры<text:tab/>2</text:a></text:p>
          <text:p text:style-name="P12"><text:a xlink:type="simple" xlink:href="#__RefHeading___Toc897_1952563159" text:style-name="Index_20_Link" text:visited-style-name="Index_20_Link"><text:s/>2 Аннотация<text:tab/>3</text:a></text:p>
          <text:p text:style-name="P12"><text:a xlink:type="simple" xlink:href="#__RefHeading___Toc1280_1952563159" text:style-name="Index_20_Link" text:visited-style-name="Index_20_Link"><text:s/>3 Ход выполнения работы<text:tab/>5</text:a></text:p>
          <text:p text:style-name="P13"><text:a xlink:type="simple" xlink:href="#__RefHeading___Toc1393_1952563159" text:style-name="Index_20_Link" text:visited-style-name="Index_20_Link"><text:s/>3.1 Функционал разрабатываемого продукта<text:tab/>5</text:a></text:p>
          <text:p text:style-name="P13"><text:a xlink:type="simple" xlink:href="#__RefHeading___Toc1395_1952563159" text:style-name="Index_20_Link" text:visited-style-name="Index_20_Link"><text:s/>3.2 Проектирование и тестирование<text:tab/>5</text:a></text:p>
          <text:p text:style-name="P13"><text:a xlink:type="simple" xlink:href="#__RefHeading___Toc1397_1952563159" text:style-name="Index_20_Link" text:visited-style-name="Index_20_Link"><text:s/>3.3 Реализация тестов<text:tab/>5</text:a></text:p>
          <text:p text:style-name="P13"><text:a xlink:type="simple" xlink:href="#__RefHeading___Toc1399_1952563159" text:style-name="Index_20_Link" text:visited-style-name="Index_20_Link"><text:s/>3.4 Реализация разрабатываемого продукта<text:tab/>5</text:a></text:p>
          <text:p text:style-name="P12"><text:a xlink:type="simple" xlink:href="#__RefHeading___Toc1282_1952563159" text:style-name="Index_20_Link" text:visited-style-name="Index_20_Link"><text:s/>Заключение<text:tab/>6</text:a></text:p>
          <text:p text:style-name="P12"><text:a xlink:type="simple" xlink:href="#__RefHeading___Toc1284_1952563159" text:style-name="Index_20_Link" text:visited-style-name="Index_20_Link">Приложение<text:tab/>7</text:a></text:p>
        </text:index-body>
      </text:table-of-content>
      <text:p text:style-name="P40"/>
      <text:h text:style-name="P14" text:outline-level="1"><text:bookmark-start text:name="__RefHeading___Toc1280_1952563159"/><text:span text:style-name="T31"><text:tab/>3</text:span> <text:span text:style-name="T32">Ход выполнения работы</text:span><text:bookmark-end text:name="__RefHeading___Toc1280_1952563159"/></text:h>
      <text:h text:style-name="P21" text:outline-level="2"><text:bookmark-start text:name="__RefHeading___Toc1393_1952563159"/><text:span text:style-name="T27"><text:tab/></text:span><text:span text:style-name="T30">3.1 Ф</text:span><text:span text:style-name="T6">ункционал разрабатываемого продукта</text:span><text:bookmark-end text:name="__RefHeading___Toc1393_1952563159"/></text:h>
      <text:p text:style-name="P43"><text:span text:style-name="T6"><text:tab/></text:span>Проект представляет собой Desktop-приложение (игра по мотивам Шахмат) написанное на языке программирования C++ с использованием фреймворка QT.</text:p>
      <text:p text:style-name="Text_20_body"><text:tab/>Проект подразумевает возможности:</text:p>
      <text:list text:style-name="L5">
        <text:list-item>
          <text:list>
            <text:list-item>
              <text:p text:style-name="P42">Одновременной игры двух пользователей.</text:p>
              <text:p text:style-name="P42">Два пользователя могут вести игру друг с другом сидя за одним компьютером.</text:p>
            </text:list-item>
            <text:list-item>
              <text:p text:style-name="P42">Оценки позиции игроков в реальном времени.</text:p>
              <text:p text:style-name="P42">Во время партии каждый из игроков может получить оценку своего шанса на победу, которая рассчитывается с учетом позиции фигур на игровом поле.</text:p>
            </text:list-item>
            <text:list-item>
              <text:p text:style-name="P42">Ведения таблицы лидеров.</text:p>
              <text:p text:style-name="P42">После завершения партии игрокам будет предложено ввести свои имена для таблицы лидеров.</text:p>
            </text:list-item>
          </text:list>
        </text:list-item>
      </text:list>
      <text:h text:style-name="P22" text:outline-level="2"><text:bookmark-start text:name="__RefHeading___Toc1395_1952563159"/><text:span text:style-name="T6"><text:tab/></text:span><text:span text:style-name="T11">3.</text:span><text:span text:style-name="T12">2</text:span><text:span text:style-name="T11"> </text:span><text:span text:style-name="T13">Проектирование и тестирование</text:span><text:bookmark-end text:name="__RefHeading___Toc1395_1952563159"/></text:h>
      <text:h text:style-name="P23" text:outline-level="2"><text:bookmark-start text:name="__RefHeading___Toc1397_1952563159"/><text:span text:style-name="T6"><text:tab/></text:span><text:span text:style-name="T11">3.</text:span><text:span text:style-name="T12">3</text:span><text:span text:style-name="T11"> </text:span><text:span text:style-name="T9">Реализация тестов</text:span><text:bookmark-end text:name="__RefHeading___Toc1397_1952563159"/></text:h>
      <text:h text:style-name="P24" text:outline-level="2"><text:bookmark-start text:name="__RefHeading___Toc1399_1952563159"/><text:span text:style-name="T6"><text:tab/></text:span><text:span text:style-name="T11">3.</text:span><text:span text:style-name="T12">4</text:span><text:span text:style-name="T11"> </text:span><text:span text:style-name="T10">Реализация разрабатываемого продукта</text:span><text:bookmark-end text:name="__RefHeading___Toc1399_1952563159"/></text:h>
      <text:h text:style-name="P15" text:outline-level="1"><text:bookmark-start text:name="__RefHeading___Toc1282_1952563159"/><text:span text:style-name="T31"><text:tab/></text:span><text:span text:style-name="T33">Заключение</text:span><text:bookmark-end text:name="__RefHeading___Toc1282_1952563159"/></text:h>
      <text:p text:style-name="P41"><text:tab/>С. 15. Ил. 6. Прил. 1;</text:p>
      <text:h text:style-name="P19" text:outline-level="1"><text:bookmark-start text:name="__RefHeading___Toc1284_1952563159"/>Приложение<text:bookmark-end text:name="__RefHeading___Toc1284_1952563159"/></text:h>
      <text:list text:style-name="WWNum2">
        <text:list-item>
          <text:p text:style-name="P27"><text:tab/><text:span text:style-name="T34">1. </text:span>GitHub коммит: [3e13df1e396411b0d6849797116a9750216e55bd] (https://github.com/MR-Geri/coursework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3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3" fo:font-family="'Times New Roman'" style:font-style-name="Обычный" style:font-family-generic="roman" style:font-pitch="variable" fo:font-size="14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Times New Roman2" fo:font-family="'Times New Roman'" style:font-style-name="Жирный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2" fo:font-family="'Times New Roman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Converted2" style:page-layout-name="Mpm3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09:52:15.102379915</meta:creation-date>
    <dc:date>2022-12-22T07:54:13.640252727</dc:date>
    <meta:editing-duration>PT2H4M31S</meta:editing-duration>
    <meta:editing-cycles>54</meta:editing-cycles>
    <meta:generator>LibreOffice/7.4.3.2$Linux_X86_64 LibreOffice_project/40$Build-2</meta:generator>
    <meta:document-statistic meta:table-count="0" meta:image-count="0" meta:object-count="0" meta:page-count="7" meta:paragraph-count="61" meta:word-count="418" meta:character-count="3253" meta:non-whitespace-character-count="2829"/>
  </office:meta>
</office:document-meta>
</file>